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alfaraji.github.io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 LibreOffice_project/60da17e045e08f1793c57c00ba83cdfce946d0aa</meta:generator>
    <dc:date>2020-01-11T00:50:53.089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27" meta:non-whitespace-character-count="27"/>
  </office:meta>
</office:document-meta>
</file>